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4263" officeooo:paragraph-rsid="000a4263"/>
    </style:style>
    <style:style style:name="P2" style:family="paragraph" style:parent-style-name="Standard">
      <style:text-properties officeooo:rsid="000a4263" officeooo:paragraph-rsid="000a50ce"/>
    </style:style>
    <style:style style:name="P3" style:family="paragraph" style:parent-style-name="Standard">
      <style:text-properties officeooo:rsid="000a4263" officeooo:paragraph-rsid="000ace2c"/>
    </style:style>
    <style:style style:name="P4" style:family="paragraph" style:parent-style-name="Standard">
      <style:text-properties officeooo:rsid="000a4263" officeooo:paragraph-rsid="000c95e2"/>
    </style:style>
    <style:style style:name="P5" style:family="paragraph" style:parent-style-name="Standard">
      <style:text-properties officeooo:rsid="000a4263" officeooo:paragraph-rsid="000e76fa"/>
    </style:style>
    <style:style style:name="P6" style:family="paragraph" style:parent-style-name="Standard">
      <style:text-properties officeooo:paragraph-rsid="000a4263"/>
    </style:style>
    <style:style style:name="P7" style:family="paragraph" style:parent-style-name="Standard">
      <style:text-properties officeooo:paragraph-rsid="000a50ce"/>
    </style:style>
    <style:style style:name="P8" style:family="paragraph" style:parent-style-name="Standard">
      <style:text-properties officeooo:paragraph-rsid="000c95e2"/>
    </style:style>
    <style:style style:name="P9" style:family="paragraph" style:parent-style-name="Standard">
      <style:text-properties officeooo:paragraph-rsid="000e76fa"/>
    </style:style>
    <style:style style:name="P10" style:family="paragraph" style:parent-style-name="Standard">
      <style:text-properties style:text-underline-style="none" officeooo:rsid="000a4263" officeooo:paragraph-rsid="000e76fa"/>
    </style:style>
    <style:style style:name="P11" style:family="paragraph" style:parent-style-name="Standard">
      <style:text-properties style:text-underline-style="none" officeooo:paragraph-rsid="000e76fa"/>
    </style:style>
    <style:style style:name="P12" style:family="paragraph" style:parent-style-name="Heading">
      <style:text-properties officeooo:paragraph-rsid="000a4263"/>
    </style:style>
    <style:style style:name="P13" style:family="paragraph" style:parent-style-name="Heading">
      <style:text-properties officeooo:paragraph-rsid="000a50ce"/>
    </style:style>
    <style:style style:name="P14" style:family="paragraph" style:parent-style-name="Heading">
      <style:text-properties officeooo:rsid="000a4263" officeooo:paragraph-rsid="000ace2c"/>
    </style:style>
    <style:style style:name="P15" style:family="paragraph" style:parent-style-name="Heading_20_3">
      <style:text-properties officeooo:paragraph-rsid="000a4263"/>
    </style:style>
    <style:style style:name="P16" style:family="paragraph" style:parent-style-name="Heading_20_2" style:master-page-name="Standard">
      <style:paragraph-properties fo:margin-top="0.353cm" fo:margin-bottom="0.212cm" loext:contextual-spacing="false" style:page-number="auto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ace2c"/>
    </style:style>
    <style:style style:name="T3" style:family="text">
      <style:text-properties style:text-underline-style="solid" style:text-underline-width="auto" style:text-underline-color="font-color" officeooo:rsid="000a4263"/>
    </style:style>
    <style:style style:name="T4" style:family="text">
      <style:text-properties style:text-underline-style="solid" style:text-underline-width="auto" style:text-underline-color="font-color" officeooo:rsid="000e76fa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97481"/>
    </style:style>
    <style:style style:name="T7" style:family="text">
      <style:text-properties style:text-underline-style="none" officeooo:rsid="000a4263"/>
    </style:style>
    <style:style style:name="T8" style:family="text">
      <style:text-properties style:text-underline-style="none" officeooo:rsid="000a50ce"/>
    </style:style>
    <style:style style:name="T9" style:family="text">
      <style:text-properties style:text-underline-style="none" officeooo:rsid="000c95e2"/>
    </style:style>
    <style:style style:name="T10" style:family="text">
      <style:text-properties style:text-underline-style="none" officeooo:rsid="000e76fa"/>
    </style:style>
    <style:style style:name="T11" style:family="text">
      <style:text-properties officeooo:rsid="00097481"/>
    </style:style>
    <style:style style:name="T12" style:family="text">
      <style:text-properties officeooo:rsid="000a4263"/>
    </style:style>
    <style:style style:name="T13" style:family="text">
      <style:text-properties officeooo:rsid="000a50ce"/>
    </style:style>
    <style:style style:name="T14" style:family="text">
      <style:text-properties officeooo:rsid="000ace2c"/>
    </style:style>
    <style:style style:name="T15" style:family="text">
      <style:text-properties officeooo:rsid="000c95e2"/>
    </style:style>
    <style:style style:name="T16" style:family="text">
      <style:text-properties officeooo:rsid="000e76f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Модуль <text:span text:style-name="T11">Tracer.c</text:span></text:h>
      <text:h text:style-name="Heading_20_3" text:outline-level="3">Метод <text:span text:style-name="T11">Current_line </text:span></text:h>
      <text:p text:style-name="Heading">Тест № <text:span text:style-name="T11">1</text:span></text:p>
      <text:p text:style-name="Standard"><text:span text:style-name="T1">Цель:</text:span><text:span text:style-name="T5"> </text:span><text:span text:style-name="T6">Проверка работоспособности функции current _ line</text:span></text:p>
      <text:p text:style-name="Standard"><text:span text:style-name="T1">Тип:</text:span> <text:span text:style-name="T11">общий </text:span></text:p>
      <text:p text:style-name="Standard"><text:span text:style-name="T1">Входные данные:</text:span> <text:s/><text:span text:style-name="T11">txt</text:span></text:p>
      <text:p text:style-name="Standard"><text:span text:style-name="T1">Ожидаемый результат:</text:span> <text:span text:style-name="T11">1</text:span></text:p>
      <text:p text:style-name="Standard"><text:span text:style-name="T1">Описание процесса: <text:s/></text:span><text:span text:style-name="T6">Отсутсвует </text:span></text:p>
      <text:p text:style-name="Standard"/>
      <text:p text:style-name="Heading">Тест № <text:span text:style-name="T12">2</text:span></text:p>
      <text:p text:style-name="P6"><text:span text:style-name="T1">Цель:</text:span><text:span text:style-name="T5"> </text:span><text:span text:style-name="T6">Проверка работоспособности функции current _ line </text:span><text:span text:style-name="T7">на файле </text:span></text:p>
      <text:p text:style-name="P6"><text:span text:style-name="T1">Тип:</text:span> <text:span text:style-name="T12">общий </text:span></text:p>
      <text:p text:style-name="P6"><text:span text:style-name="T1">Входные данные:</text:span> <text:s/><text:span text:style-name="T12">пустой текстовый файл </text:span><text:s/></text:p>
      <text:p text:style-name="P6"><text:span text:style-name="T1">Ожидаемый результат:</text:span> <text:s/><text:span text:style-name="T12">1</text:span></text:p>
      <text:p text:style-name="P1"><text:span text:style-name="T1">Описание процесса: <text:s/>для проверки данной ситуации нужно создать файл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2">Тест № <text:span text:style-name="T12">3</text:span></text:p>
      <text:p text:style-name="P6"><text:span text:style-name="T1">Цель:</text:span><text:span text:style-name="T5"> </text:span><text:span text:style-name="T6">Проверка работоспособности функции current _ line </text:span><text:span text:style-name="T7">на файле </text:span></text:p>
      <text:p text:style-name="P6"><text:span text:style-name="T1">Тип:</text:span> <text:span text:style-name="T12">общий </text:span></text:p>
      <text:p text:style-name="P6"><text:span text:style-name="T1">Входные данные:</text:span> <text:s/><text:span text:style-name="T13">файл </text:span><text:span text:style-name="T7">длиной 4 строки </text:span></text:p>
      <text:p text:style-name="P6"><text:span text:style-name="T1">Ожидаемый результат:</text:span> <text:s/><text:span text:style-name="T12">1</text:span></text:p>
      <text:p text:style-name="P1"><text:span text:style-name="T1">Описание процесса: <text:s/>для проверки данной ситуации нужно создать файл</text:span></text:p>
      <text:p text:style-name="P1"><text:span text:style-name="T1"/></text:p>
      <text:p text:style-name="P1"><text:span text:style-name="T1"/></text:p>
      <text:p text:style-name="P13">Тест № <text:span text:style-name="T13">4</text:span></text:p>
      <text:p text:style-name="P7"><text:span text:style-name="T1">Цель:</text:span><text:span text:style-name="T5"> </text:span><text:span text:style-name="T6">Проверка работоспособности функции current _ line </text:span><text:span text:style-name="T7">на файле </text:span></text:p>
      <text:p text:style-name="P7"><text:span text:style-name="T1">Тип:</text:span> <text:span text:style-name="T12">общий </text:span></text:p>
      <text:p text:style-name="P7"><text:span text:style-name="T1">Входные данные:</text:span> <text:s/><text:span text:style-name="T13">файл </text:span><text:span text:style-name="T7">длиной 4 стр</text:span><text:span text:style-name="T8">оки</text:span></text:p>
      <text:p text:style-name="P7"><text:span text:style-name="T1">Ожидаемый результат:</text:span> <text:s/><text:span text:style-name="T13">3</text:span></text:p>
      <text:p text:style-name="P2"><text:span text:style-name="T1">Описание процесса: </text:span><text:span text:style-name="T2">проверка за выход границ текста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14"><text:span text:style-name="T2"/></text:p>
      <text:p text:style-name="P3"><text:span text:style-name="T2"/></text:p>
      <text:p text:style-name="P2"><text:span text:style-name="T2"/></text:p>
      <text:p text:style-name="P2"><text:span text:style-name="T1"/></text:p>
      <text:h text:style-name="P15" text:outline-level="3"><text:soft-page-break/><text:span text:style-name="T3"/></text:h>
      <text:h text:style-name="P15" text:outline-level="3"><text:span text:style-name="T3"/></text:h>
      <text:h text:style-name="P15" text:outline-level="3">Метод <text:s/><text:span text:style-name="T14">rh</text:span></text:h>
      <text:p text:style-name="Heading">Тест <text:span text:style-name="T16">№1</text:span></text:p>
      <text:p text:style-name="P8"><text:span text:style-name="T1">Цель:</text:span><text:span text:style-name="T5"> </text:span><text:span text:style-name="T9">Проверка работоспособности функции rh на файле </text:span></text:p>
      <text:p text:style-name="P8"><text:span text:style-name="T1">Тип:</text:span> <text:span text:style-name="T12">общий </text:span></text:p>
      <text:p text:style-name="P8"><text:span text:style-name="T1">Входные данные:</text:span> <text:s/><text:span text:style-name="T15">текстовый файл содержащий строку <text:s/></text:span></text:p>
      <text:p text:style-name="P8"><text:span text:style-name="T1">Ожидаемый результат:</text:span> <text:s/><text:span text:style-name="T15">Файл загрузится и функция выполнится без ошибок <text:s/></text:span></text:p>
      <text:p text:style-name="P4"><text:span text:style-name="T1">Описание процесса: </text:span><text:span text:style-name="T4">-</text:span></text:p>
      <text:p text:style-name="Standard"/>
      <text:p text:style-name="Heading">Тест №<text:span text:style-name="T16">2</text:span></text:p>
      <text:p text:style-name="P9"><text:span text:style-name="T1">Цель:</text:span><text:span text:style-name="T5"> </text:span><text:span text:style-name="T9">Проверка работоспособности функции rh на файле </text:span></text:p>
      <text:p text:style-name="P9"><text:span text:style-name="T1">Тип:</text:span> <text:span text:style-name="T12">общий </text:span></text:p>
      <text:p text:style-name="P9"><text:span text:style-name="T1">Входные данные:</text:span> <text:s/><text:span text:style-name="T15">текстовый файл содержащий строку <text:s/></text:span></text:p>
      <text:p text:style-name="P9"><text:span text:style-name="T1">Ожидаемый результат:</text:span> <text:s/><text:span text:style-name="T15">Файл загрузится и функция выполнится без ошибок <text:s/></text:span></text:p>
      <text:p text:style-name="P5"><text:span text:style-name="T1">Описание процесса:</text:span><text:span text:style-name="T5"> </text:span><text:span text:style-name="T10"><text:s/>Создание копии дескриптора входного файла и проверка</text:span></text:p>
      <text:p text:style-name="P10"><text:span text:style-name="T16"><text:tab/><text:tab/><text:tab/> <text:s/>размера оригинального файла и копии.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Sans2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Noto Sans CJK SC Regular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4T09:04:53.511097200</meta:creation-date>
    <dc:date>2018-04-11T14:32:38.154238923</dc:date>
    <meta:editing-cycles>4</meta:editing-cycles>
    <meta:editing-duration>PT13M47S</meta:editing-duration>
    <meta:generator>LibreOffice/5.4.5.1$Linux_X86_64 LibreOffice_project/40m0$Build-1</meta:generator>
    <meta:document-statistic meta:table-count="0" meta:image-count="0" meta:object-count="0" meta:page-count="2" meta:paragraph-count="40" meta:word-count="189" meta:character-count="1329" meta:non-whitespace-character-count="1135"/>
  </office:meta>
</office:document-meta>
</file>